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érie</text:p>
          </table:table-cell>
          <table:table-cell office:value-type="string" calcext:value-type="string">
            <text:p>On appelle série de terme général \(u_k\) la suite \(S_n\) définie par \(S_n = \sum_{k=0}u_k\). On appelle aussi \(S_n\) la somme partielle de la série.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office:value-type="string" calcext:value-type="string">
            <text:p>On dit que la série est convergente si sa somme partielle est une suite convergente. Dans ce cas, on appelle somme de la série la limite de \(S_n\). On le note \(\sum^{+\infty}_{k=0}\).</text:p>
          </table:table-cell>
        </table:table-row>
        <table:table-row table:style-name="ro1">
          <table:table-cell office:value-type="string" calcext:value-type="string">
            <text:p>Reste</text:p>
          </table:table-cell>
          <table:table-cell office:value-type="string" calcext:value-type="string">
            <text:p>On note le reste d'une série convergente \(R_n = \sum_{k=n+1}^{+\infty}\). On a \(S = S_n+R_n\). C'est ce qui manque pour que \(S_n\) soit égale à la limite de la série, \(S\). C'est en quelque sorte le ``complémentaire'' de la série.</text:p>
          </table:table-cell>
        </table:table-row>
        <table:table-row table:style-name="ro1">
          <table:table-cell office:value-type="string" calcext:value-type="string">
            <text:p>Reste et série convergente</text:p>
          </table:table-cell>
          <table:table-cell office:value-type="string" calcext:value-type="string">
            <text:p>Si une série est convergente, alors \(\Lim{+\infty} R_n = 0\)</text:p>
          </table:table-cell>
        </table:table-row>
        <table:table-row table:style-name="ro1">
          <table:table-cell office:value-type="string" calcext:value-type="string">
            <text:p>Somme télescopique</text:p>
          </table:table-cell>
          <table:table-cell office:value-type="string" calcext:value-type="string">
            <text:p>C'est une série de la forme \(\sum_{k\geq 0} (a_{k+1}-a_k)\). Si la limite l de \(a_k\) existe, la somme de la série vaut \(l-a_0\).</text:p>
          </table:table-cell>
        </table:table-row>
        <table:table-row table:style-name="ro1">
          <table:table-cell office:value-type="string" calcext:value-type="string">
            <text:p>Convergence de série et limite du terme général</text:p>
          </table:table-cell>
          <table:table-cell office:value-type="string" calcext:value-type="string">
            <text:p>Si \(\sum u_k\) est convergent, alors \(U_k \to 0\).</text:p>
          </table:table-cell>
        </table:table-row>
        <table:table-row table:style-name="ro1">
          <table:table-cell office:value-type="string" calcext:value-type="string">
            <text:p>Critère de Cauchy</text:p>
          </table:table-cell>
          <table:table-cell office:value-type="string" calcext:value-type="string">
            <text:p>Une série converge \(\iff \forall \varepsilon &gt;0, \exists n_0\in\mathbb{N},\)\( \forall m,n \geq n_0, |u_n+\dots+u_m|&lt;\varepsilon\)</text:p>
          </table:table-cell>
        </table:table-row>
        <table:table-row table:style-name="ro1">
          <table:table-cell office:value-type="string" calcext:value-type="string">
            <text:p>Théorème de comparaison</text:p>
          </table:table-cell>
          <table:table-cell office:value-type="string" calcext:value-type="string">
            <text:p><text:s/>Pour 2 séries à termes postifs, \(u_k\leq v_k\), alors si \(\sum v_k\) converge, <text:s/>\(\sum v_k\) converge. Inversement, si \(\sum u_k\) diverge, \(\sum v_k\) diverge.</text:p>
          </table:table-cell>
        </table:table-row>
        <table:table-row table:style-name="ro1">
          <table:table-cell office:value-type="string" calcext:value-type="string">
            <text:p>Série de Riemann</text:p>
          </table:table-cell>
          <table:table-cell office:value-type="string" calcext:value-type="string">
            <text:p>Si \(a&gt;1\), alors la série \(\sum_{k=1}^n \frac{1}{k^a}\) converge. Si \(0&lt;a\leq 1\), elle diverge.</text:p>
          </table:table-cell>
        </table:table-row>
        <table:table-row table:style-name="ro1">
          <table:table-cell office:value-type="string" calcext:value-type="string">
            <text:p>Série de Bertrand</text:p>
          </table:table-cell>
          <table:table-cell office:value-type="string" calcext:value-type="string">
            <text:p>Soit la série \(\sum_{k=2}^n \frac{1}{k^a(\ln(k))^b}\). Si \(0&lt;a&lt;1\), elle diverge, si \(a&gt;1\) elle converge et si \(a=1\), avec \(b&gt;1\), elle converge, avec \(b\leq 1\), elle diverge.</text:p>
          </table:table-cell>
        </table:table-row>
        <table:table-row table:style-name="ro1">
          <table:table-cell office:value-type="string" calcext:value-type="string">
            <text:p>Règle du quotient de D’Alembert</text:p>
          </table:table-cell>
          <table:table-cell office:value-type="string" calcext:value-type="string">
            <text:p><text:s/>Soient une série à termes strictement positifs telle que \(\frac{u_{k+1}}{u_k} \to l\). Si \(l&lt;1\), la série converge, si \(l&gt;1\), la série diverge.</text:p>
          </table:table-cell>
        </table:table-row>
        <table:table-row table:style-name="ro1">
          <table:table-cell office:value-type="string" calcext:value-type="string">
            <text:p>Règle des racines de Cauchy</text:p>
          </table:table-cell>
          <table:table-cell office:value-type="string" calcext:value-type="string">
            <text:p><text:s/>Soient une série à termes strictement positifs. Si il existe, on note \(l = \lim \sqrt[n]{u_n}\). Si \(l&lt;1\), la série converge, si \(l&gt;1\), la série diverge.</text:p>
          </table:table-cell>
        </table:table-row>
        <table:table-row table:style-name="ro1">
          <table:table-cell office:value-type="string" calcext:value-type="string">
            <text:p>Série absolument convergente</text:p>
          </table:table-cell>
          <table:table-cell office:value-type="string" calcext:value-type="string">
            <text:p>Une série de terme général \(|U_n\) est aboslument convergente su la série de terme général \(|U_n|\) est convergente.</text:p>
          </table:table-cell>
        </table:table-row>
        <table:table-row table:style-name="ro1">
          <table:table-cell office:value-type="string" calcext:value-type="string">
            <text:p>Série semi-convergente</text:p>
          </table:table-cell>
          <table:table-cell office:value-type="string" calcext:value-type="string">
            <text:p>Une série convergente mais pas absolument convergente est semi-convergente.</text:p>
          </table:table-cell>
        </table:table-row>
        <table:table-row table:style-name="ro1">
          <table:table-cell office:value-type="string" calcext:value-type="string">
            <text:p>Critère de Leibniz</text:p>
          </table:table-cell>
          <table:table-cell office:value-type="string" calcext:value-type="string">
            <text:p>Si la terme général \(u_k\) est décroissant vers 0 et positif, alors la série alternée \(\sum^{+\infty}(-1)^k u_k\) converge.</text:p>
          </table:table-cell>
        </table:table-row>
        <table:table-row table:style-name="ro1">
          <table:table-cell office:value-type="string" calcext:value-type="string">
            <text:p>Théorème d’Abel</text:p>
          </table:table-cell>
          <table:table-cell office:value-type="string" calcext:value-type="string">
            <text:p><text:s/>Si la série \(\sum_{k=0}^n\) est bornée et la suite \(b_n\) est bornée, alors la série de terme \(a_n b_n\) converge.</text:p>
          </table:table-cell>
        </table:table-row>
        <table:table-row table:style-name="ro1">
          <table:table-cell office:value-type="string" calcext:value-type="string">
            <text:p>Convergence du produit de Cauchy</text:p>
          </table:table-cell>
          <table:table-cell office:value-type="string" calcext:value-type="string">
            <text:p><text:s text:c="2"/>Le produit de cauchy de 2 séries absolument convergentes est absolument convergente. La limite vaut le produit des limi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18:24:03.972790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55:06.176862462</meta:creation-date>
    <dc:date>2025-03-20T18:27:07.959761217</dc:date>
    <meta:editing-duration>PT11M27S</meta:editing-duration>
    <meta:editing-cycles>2</meta:editing-cycles>
    <meta:generator>LibreOffice/24.2.7.2$Linux_X86_64 LibreOffice_project/420$Build-2</meta:generator>
    <meta:document-statistic meta:table-count="1" meta:cell-count="34" meta:object-count="0"/>
  </office:meta>
</office:document-meta>
</file>